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application/rdf+xml" manifest:full-path="data.rdf"/>
  <manifest:file-entry manifest:media-type="application/rdf+xml" manifest:full-path="geo1.rdf"/>
  <manifest:file-entry manifest:media-type="application/rdf+xml" manifest:full-path="openingHours.rdf"/>
</manifest:manifest>
</file>

<file path=content.xml><?xml version="1.0" encoding="utf-8"?>
<office:document-content xmlns:chart="urn:oasis:names:tc:opendocument:xmlns:chart:1.0" xmlns:dr3d="urn:oasis:names:tc:opendocument:xmlns:dr3d:1.0" xmlns:draw="urn:oasis:names:tc:opendocument:xmlns:drawing:1.0" xmlns:fo="urn:oasis:names:tc:opendocument:xmlns:xsl-fo-compatible:1.0" xmlns:form="urn:oasis:names:tc:opendocument:xmlns:form:1.0" xmlns:meta="urn:oasis:names:tc:opendocument:xmlns:meta:1.0" xmlns:number="urn:oasis:names:tc:opendocument:xmlns:datastyle:1.0" xmlns:office="urn:oasis:names:tc:opendocument:xmlns:office:1.0" xmlns:script="urn:oasis:names:tc:opendocument:xmlns:script:1.0" xmlns:style="urn:oasis:names:tc:opendocument:xmlns:style:1.0" xmlns:svg="urn:oasis:names:tc:opendocument:xmlns:svg-compatible:1.0" xmlns:table="urn:oasis:names:tc:opendocument:xmlns:table:1.0" xmlns:text="urn:oasis:names:tc:opendocument:xmlns:text:1.0" xmlns:of="urn:oasis:names:tc:opendocument:xmlns:of:1.2" xmlns:rdfa="http://docs.oasis-open.org/opendocument/meta/rdfa#" xmlns:dom="http://www.w3.org/2001/xml-events" xmlns:math="http://www.w3.org/1998/Math/MathML" xmlns:xforms="http://www.w3.org/2002/xforms" xmlns:xlink="http://www.w3.org/1999/xlink" xmlns:xsd="http://www.w3.org/2001/XMLSchema" xmlns:xsi="http://www.w3.org/2001/XMLSchema-instance" xmlns:xhtml="http://www.w3.org/1999/xhtml"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office:automatic-styles>
  <office:body>
    <office:text>
      <text:h text:style-name="Heading" xml:id="intro" text:outline-level="1">A Fun Weekend</text:h>
      <text:p>
			  Some folks are off on an adventure, <text:meta xml:id="james1">James</text:meta>, <text:meta xml:id="joyce1">Joyce</text:meta>, and <text:meta xml:id="mark1">Mark</text:meta> are planning to nurse some Koalas and feed the Owls on a camping trip <text:meta xml:id="campingtime1">next weekend</text:meta>.
			</text:p>
      <text:p>
			The three people in the last paragraph were actually references to semantic information stored in RDF inside this document. This lets the computer explicitly know that you are dealing with people, and you can also tap into other information about these people by asking KOffice to show more information about them. For example, here you might like to call <text:meta xml:id="james2">James</text:meta> to see if he is planning on bringing some tea along.
			</text:p>
      <text:p>
Things in RDF can also have location information associated with them, for example, you know from above that there is camping happening. Explicitly that the camping starts at <text:meta xml:id="campingtime2">next weekend</text:meta>. But you can also bring up the exact <text:meta xml:id="campingtime3">location</text:meta> we are planning on staying because it is linked to the event itsel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3T22:24:15</meta:creation-date>
    <meta:document-statistic meta:table-count="0" meta:image-count="0" meta:object-count="0" meta:page-count="1" meta:paragraph-count="1" meta:word-count="2" meta:character-count="12"/>
    <dc:date>2009-09-23T22:25:12</dc:date>
    <meta:editing-duration>PT00H00M57S</meta:editing-duration>
    <meta:editing-cycles>1</meta:editing-cycles>
    <meta:generator>handcrafted</meta:generator>
  </office:meta>
</office:document-meta>
</file>